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1.49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1.05pt solid #000000" fo:background-color="#adc3d9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8cfe6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adc3d9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adc3d9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b8cfe6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name-asian="Droid Sans" style:font-size-asian="10pt" style:font-weight-asian="bold" style:font-name-complex="Lohit Hindi" style:font-size-complex="10pt" style:font-weight-complex="bold"/>
    </style:style>
    <style:style style:name="ce7" style:family="table-cell" style:parent-style-name="Default">
      <style:table-cell-properties fo:border-bottom="1.05pt solid #000000" fo:background-color="#add9ad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8e6b8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add9ad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b8e6b8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1.05pt solid #000000" fo:background-color="#d9cbad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d7b8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d9cbad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6d7b8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1.05pt solid #000000" fo:background-color="#d9a3ad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e6adb7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d9a3ad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e6adb7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1.05pt solid #000000" fo:background-color="#adc3d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e6ff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c2dbf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order-bottom="1.05pt solid #000000" fo:background-color="#adc3d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e6ff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-bottom="none" fo:background-color="#c2dbf2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cce6ff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-bottom="1.05pt solid #000000" fo:background-color="#add9a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c2f2c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0" style:family="table-cell" style:parent-style-name="Default" style:data-style-name="N37">
      <style:table-cell-properties fo:background-color="#c2f2c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1" style:family="table-cell" style:parent-style-name="Default" style:data-style-name="N37">
      <style:table-cell-properties fo:border-bottom="none" fo:background-color="#ccffcc" style:text-align-source="fix" style:repeat-content="false" fo:border-left="0.06pt solid #000000" fo:padding="0.035cm" fo:border-right="none" fo:border-top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32" style:family="table-cell" style:parent-style-name="Default" style:data-style-name="N37">
      <style:table-cell-properties fo:border-bottom="none" fo:background-color="#c2f2c2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33" style:family="table-cell" style:parent-style-name="Default" style:data-style-name="N37">
      <style:table-cell-properties fo:border-bottom="none" fo:background-color="#ccffcc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34" style:family="table-cell" style:parent-style-name="Default" style:data-style-name="N37">
      <style:table-cell-properties fo:border-bottom="0.06pt solid #000000" fo:background-color="#ccffcc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35" style:family="table-cell" style:parent-style-name="Default" style:data-style-name="N37">
      <style:table-cell-properties fo:border-bottom="0.06pt solid #000000" fo:background-color="#c2f2c2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36" style:family="table-cell" style:parent-style-name="Default">
      <style:table-cell-properties fo:border-bottom="1.05pt solid #000000" fo:background-color="#add9a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37">
      <style:table-cell-properties fo:background-color="#ccffcc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fo:background-color="#ccffcc" style:text-align-source="fix" style:repeat-content="false" fo:border-left="0.06pt solid #000000" fo:padding="0.035cm" fo:border-right="none" fo:border-top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c2f2c2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none" fo:background-color="#ccffcc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41" style:family="table-cell" style:parent-style-name="Default">
      <style:table-cell-properties fo:border-bottom="none" fo:background-color="#ccffcc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0.06pt solid #000000" fo:background-color="#ccffcc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43" style:family="table-cell" style:parent-style-name="Default" style:data-style-name="N37">
      <style:table-cell-properties fo:background-color="#c2f2c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44" style:family="table-cell" style:parent-style-name="Default" style:data-style-name="N37">
      <style:table-cell-properties fo:background-color="#ccffcc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45" style:family="table-cell" style:parent-style-name="Default">
      <style:table-cell-properties fo:border-bottom="1.05pt solid #000000" fo:background-color="#d9cba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ffefcc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2e3c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8" style:family="table-cell" style:parent-style-name="Default" style:data-style-name="N37">
      <style:table-cell-properties fo:background-color="#ffefcc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49" style:family="table-cell" style:parent-style-name="Default" style:data-style-name="N37">
      <style:table-cell-properties fo:border-bottom="none" fo:background-color="#ffefcc" style:text-align-source="fix" style:repeat-content="false" fo:border-left="0.06pt solid #000000" fo:border-right="none" fo:border-top="0.06pt solid #000000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50" style:family="table-cell" style:parent-style-name="Default" style:data-style-name="N37">
      <style:table-cell-properties fo:border-bottom="none" fo:background-color="#f2e3c2" style:text-align-source="fix" style:repeat-content="false" fo:border-left="0.06pt solid #000000" fo:border-right="none" fo:border-top="none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51" style:family="table-cell" style:parent-style-name="Default" style:data-style-name="N37">
      <style:table-cell-properties fo:border-bottom="none" fo:background-color="#ffefcc" style:text-align-source="fix" style:repeat-content="false" fo:border-left="0.06pt solid #000000" fo:border-right="none" fo:border-top="none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52" style:family="table-cell" style:parent-style-name="Default" style:data-style-name="N37">
      <style:table-cell-properties fo:border-bottom="0.06pt solid #000000" fo:background-color="#f2e3c2" style:text-align-source="fix" style:repeat-content="false" fo:border-left="0.06pt solid #000000" fo:border-right="none" fo:border-top="none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53" style:family="table-cell" style:parent-style-name="Default">
      <style:table-cell-properties fo:background-color="#f2e3c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54" style:family="table-cell" style:parent-style-name="Default">
      <style:table-cell-properties fo:border-bottom="1.05pt solid #000000" fo:background-color="#d9a3a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ackground-color="#f2b6c1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7" style:family="table-cell" style:parent-style-name="Default" style:data-style-name="N37">
      <style:table-cell-properties fo:background-color="#ffc0cb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58" style:family="table-cell" style:parent-style-name="Default" style:data-style-name="N37">
      <style:table-cell-properties fo:border-bottom="none" fo:background-color="#ffc0cb" style:text-align-source="fix" style:repeat-content="false" fo:border-left="0.06pt solid #000000" fo:border-right="none" fo:border-top="0.06pt solid #000000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59" style:family="table-cell" style:parent-style-name="Default" style:data-style-name="N37">
      <style:table-cell-properties fo:border-bottom="none" fo:background-color="#f2b6c1" style:text-align-source="fix" style:repeat-content="false" fo:border-left="0.06pt solid #000000" fo:border-right="none" fo:border-top="none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60" style:family="table-cell" style:parent-style-name="Default" style:data-style-name="N37">
      <style:table-cell-properties fo:border-bottom="none" fo:background-color="#ffc0cb" style:text-align-source="fix" style:repeat-content="false" fo:border-left="0.06pt solid #000000" fo:border-right="none" fo:border-top="none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61" style:family="table-cell" style:parent-style-name="Default">
      <style:table-cell-properties fo:border-bottom="1.05pt solid #000000" fo:background-color="#adc3d9" fo:border-left="0.06pt solid #000000" fo:border-right="0.06pt solid #000000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ce6ff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c2dbf2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order-bottom="none" fo:background-color="#cce6ff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65" style:family="table-cell" style:parent-style-name="Default">
      <style:table-cell-properties fo:border-bottom="none" fo:background-color="#c2dbf2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66" style:family="table-cell" style:parent-style-name="Default">
      <style:table-cell-properties fo:border-bottom="0.06pt solid #000000" fo:background-color="#cce6ff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67" style:family="table-cell" style:parent-style-name="Default">
      <style:table-cell-properties fo:background-color="#c2dbf2" fo:border="0.06pt solid #000000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1.05pt solid #000000" fo:background-color="#add9a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#c2f2c2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71" style:family="table-cell" style:parent-style-name="Default" style:data-style-name="N37">
      <style:table-cell-properties fo:background-color="#c2f2c2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72" style:family="table-cell" style:parent-style-name="Default" style:data-style-name="N37">
      <style:table-cell-properties fo:border-bottom="none" fo:background-color="#ccffcc" fo:border-left="none" fo:border-right="0.06pt solid #000000" fo:border-top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73" style:family="table-cell" style:parent-style-name="Default" style:data-style-name="N37">
      <style:table-cell-properties fo:border-bottom="none" fo:background-color="#c2f2c2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74" style:family="table-cell" style:parent-style-name="Default" style:data-style-name="N37">
      <style:table-cell-properties fo:border-bottom="none" fo:background-color="#ccffcc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75" style:family="table-cell" style:parent-style-name="Default" style:data-style-name="N37">
      <style:table-cell-properties fo:border-bottom="0.06pt solid #000000" fo:background-color="#ccffcc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76" style:family="table-cell" style:parent-style-name="Default" style:data-style-name="N37">
      <style:table-cell-properties fo:border-bottom="0.06pt solid #000000" fo:background-color="#c2f2c2" fo:border-left="0.06pt solid #000000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77" style:family="table-cell" style:parent-style-name="Default">
      <style:table-cell-properties fo:border-bottom="1.05pt solid #000000" fo:background-color="#add9ad" fo:border-left="0.06pt solid #000000" fo:border-right="0.06pt solid #000000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37">
      <style:table-cell-properties fo:background-color="#ccffcc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fo:background-color="#ccffcc" fo:border="0.06pt solid #000000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ackground-color="#c2f2c2" fo:border="0.06pt solid #000000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none" fo:background-color="#ccffcc" fo:border-left="none" fo:border-right="0.06pt solid #000000" fo:border-top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82" style:family="table-cell" style:parent-style-name="Default">
      <style:table-cell-properties fo:border-bottom="none" fo:background-color="#c2f2c2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83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84" style:family="table-cell" style:parent-style-name="Default">
      <style:table-cell-properties fo:border-bottom="0.06pt solid #000000" fo:background-color="#ccffcc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85" style:family="table-cell" style:parent-style-name="Default" style:data-style-name="N37">
      <style:table-cell-properties fo:background-color="#c2f2c2" fo:border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86" style:family="table-cell" style:parent-style-name="Default">
      <style:table-cell-properties fo:border-bottom="1.05pt solid #000000" fo:background-color="#d9cbad" fo:border-left="0.06pt solid #000000" fo:border-right="0.06pt solid #000000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ffefcc" fo:border="0.06pt solid #000000"/>
      <style:text-properties style:font-name="Arial" fo:font-size="10pt" style:font-size-asian="10pt" style:font-size-complex="10pt"/>
    </style:style>
    <style:style style:name="ce88" style:family="table-cell" style:parent-style-name="Default" style:data-style-name="N37">
      <style:table-cell-properties fo:background-color="#ffefcc" fo:border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89" style:family="table-cell" style:parent-style-name="Default" style:data-style-name="N37">
      <style:table-cell-properties fo:border-bottom="none" fo:background-color="#ffefcc" fo:border-left="none" fo:border-right="0.06pt solid #000000" fo:border-top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90" style:family="table-cell" style:parent-style-name="Default" style:data-style-name="N37">
      <style:table-cell-properties fo:border-bottom="none" fo:background-color="#f2e3c2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91" style:family="table-cell" style:parent-style-name="Default" style:data-style-name="N37">
      <style:table-cell-properties fo:border-bottom="none" fo:background-color="#ffefcc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92" style:family="table-cell" style:parent-style-name="Default" style:data-style-name="N37">
      <style:table-cell-properties fo:border-bottom="0.06pt solid #000000" fo:background-color="#f2e3c2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93" style:family="table-cell" style:parent-style-name="Default">
      <style:table-cell-properties fo:border-bottom="1.05pt solid #000000" fo:background-color="#d9a3ad" fo:border-left="0.06pt solid #000000" fo:border-right="0.06pt solid #000000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37">
      <style:table-cell-properties fo:border-bottom="none" fo:background-color="#ffc0cb" fo:border-left="none" fo:border-right="0.06pt solid #000000" fo:border-top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95" style:family="table-cell" style:parent-style-name="Default" style:data-style-name="N37">
      <style:table-cell-properties fo:border-bottom="none" fo:background-color="#f2b6c1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96" style:family="table-cell" style:parent-style-name="Default" style:data-style-name="N37">
      <style:table-cell-properties fo:border-bottom="none" fo:background-color="#ffc0cb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</office:automatic-styles>
  <office:body>
    <office:spreadsheet>
      <table:table table:name="Käyttötapausmalli" table:style-name="ta1">
        <table:table-column table:style-name="co2" table:default-cell-style-name="ce4"/>
        <table:table-column table:style-name="co3" table:default-cell-style-name="ce22"/>
        <table:table-column table:style-name="co5" table:default-cell-style-name="ce22"/>
        <table:table-column table:style-name="co4" table:number-columns-repeated="1021" table:default-cell-style-name="ce22"/>
        <table:table-row table:style-name="ro2">
          <table:table-cell table:style-name="ce1" office:value-type="string">
            <text:p>Käyttötapaus 1</text:p>
          </table:table-cell>
          <table:table-cell table:style-name="ce19" office:value-type="string" table:number-columns-spanned="2" table:number-rows-spanned="1">
            <text:p>Keskustelualueiden selaus</text:p>
          </table:table-cell>
          <table:covered-table-cell table:style-name="ce61"/>
          <table:table-cell table:number-columns-repeated="1021"/>
        </table:table-row>
        <table:table-row table:style-name="ro3">
          <table:table-cell table:style-name="ce2" office:value-type="string">
            <text:p>Käyttäjä</text:p>
          </table:table-cell>
          <table:table-cell table:style-name="ce20" office:value-type="string" table:number-columns-spanned="2" table:number-rows-spanned="1">
            <text:p>Vierailija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Tavoite</text:p>
          </table:table-cell>
          <table:table-cell table:style-name="ce21" office:value-type="string" table:number-columns-spanned="2" table:number-rows-spanned="1">
            <text:p>Näyttää lista keskustelualueista tai ketjuista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Esiehto</text:p>
          </table:table-cell>
          <table:table-cell table:style-name="ce20" office:value-type="string" table:number-columns-spanned="2" table:number-rows-spanned="1">
            <text:p>Foorumi on vierailijan nähtävillä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Onnistuminen</text:p>
          </table:table-cell>
          <table:table-cell table:style-name="ce21" office:value-type="string" table:number-columns-spanned="2" table:number-rows-spanned="1">
            <text:p>Vierailijalle näytetään lista keskustelualueista tai ketjuista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Sivuvaikutukset</text:p>
          </table:table-cell>
          <table:table-cell table:style-name="ce20" office:value-type="string" table:number-columns-spanned="2" table:number-rows-spanned="1">
            <text:p>Ei ole</text:p>
          </table:table-cell>
          <table:covered-table-cell table:style-name="ce6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Käyttötapaus 2</text:p>
          </table:table-cell>
          <table:table-cell table:style-name="ce23" office:value-type="string" table:number-columns-spanned="2" table:number-rows-spanned="1">
            <text:p>Ketjujen lukeminen</text:p>
          </table:table-cell>
          <table:covered-table-cell table:style-name="ce61"/>
          <table:table-cell table:number-columns-repeated="1021"/>
        </table:table-row>
        <table:table-row table:style-name="ro3">
          <table:table-cell table:style-name="ce2" office:value-type="string">
            <text:p>Käyttäjä</text:p>
          </table:table-cell>
          <table:table-cell table:style-name="ce20" office:value-type="string" table:number-columns-spanned="2" table:number-rows-spanned="1">
            <text:p>Vierailija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Tavoite</text:p>
          </table:table-cell>
          <table:table-cell table:style-name="ce21" office:value-type="string" table:number-columns-spanned="2" table:number-rows-spanned="1">
            <text:p>Näyttää ketjun viestit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Esiehto</text:p>
          </table:table-cell>
          <table:table-cell table:style-name="ce20" office:value-type="string" table:number-columns-spanned="2" table:number-rows-spanned="1">
            <text:p>Ketju on käyttäjän nähtävillä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Onnistuminen</text:p>
          </table:table-cell>
          <table:table-cell table:style-name="ce21" office:value-type="string" table:number-columns-spanned="2" table:number-rows-spanned="1">
            <text:p>Käyttäjälle näytetään ketjun viestit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Sivuvaikutukset</text:p>
          </table:table-cell>
          <table:table-cell table:style-name="ce20" office:value-type="string" table:number-columns-spanned="2" table:number-rows-spanned="1">
            <text:p>Ei ole</text:p>
          </table:table-cell>
          <table:covered-table-cell table:style-name="ce6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Käyttötapaus 3</text:p>
          </table:table-cell>
          <table:table-cell table:style-name="ce23" office:value-type="string" table:number-columns-spanned="2" table:number-rows-spanned="1">
            <text:p>Käyttäjätunnuksen rekisteröiminen</text:p>
          </table:table-cell>
          <table:covered-table-cell table:style-name="ce61"/>
          <table:table-cell table:number-columns-repeated="1021"/>
        </table:table-row>
        <table:table-row table:style-name="ro3">
          <table:table-cell table:style-name="ce2" office:value-type="string">
            <text:p>Käyttäjä</text:p>
          </table:table-cell>
          <table:table-cell table:style-name="ce20" office:value-type="string" table:number-columns-spanned="2" table:number-rows-spanned="1">
            <text:p>Vierailija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Tavoite</text:p>
          </table:table-cell>
          <table:table-cell table:style-name="ce21" office:value-type="string" table:number-columns-spanned="2" table:number-rows-spanned="1">
            <text:p>Rekisteröidä uusi käyttäjätunnus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Esiehto</text:p>
          </table:table-cell>
          <table:table-cell table:style-name="ce20" office:value-type="string" table:number-columns-spanned="2" table:number-rows-spanned="1">
            <text:p>Uusia käyttäjätunnuksia on mahdollista rekisteröidä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Onnistuminen</text:p>
          </table:table-cell>
          <table:table-cell table:style-name="ce21" office:value-type="string" table:number-columns-spanned="2" table:number-rows-spanned="1">
            <text:p>Käyttäjälle luodaan uusi käyttäjätunnus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Epäonnistuminen</text:p>
          </table:table-cell>
          <table:table-cell table:style-name="ce20" office:value-type="string" table:number-columns-spanned="2" table:number-rows-spanned="1">
            <text:p>Uutta käyttäjätunnusta ei luoda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5" office:value-type="string">
            <text:p>Laukaisija</text:p>
          </table:table-cell>
          <table:table-cell table:style-name="ce21" office:value-type="string" table:number-columns-spanned="2" table:number-rows-spanned="1">
            <text:p>Käyttäjä aloittaa käyttäjätunnuksen rekisteröimisen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6" office:value-type="string" table:number-columns-spanned="1" table:number-rows-spanned="9">
            <text:p>Kuvaus</text:p>
          </table:table-cell>
          <table:table-cell table:style-name="ce24" office:value-type="string">
            <text:p>1a.</text:p>
          </table:table-cell>
          <table:table-cell table:style-name="ce64" office:value-type="string">
            <text:p>Käyttäjä syöttää luotavan käyttäjätunnuksen kirjautumisnime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5" office:value-type="string">
            <text:p>2a.</text:p>
          </table:table-cell>
          <table:table-cell table:style-name="ce65" office:value-type="string">
            <text:p>Käyttäjä syöttää luotavan käyttäjätunnuksen salasana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4" office:value-type="string">
            <text:p>3a.</text:p>
          </table:table-cell>
          <table:table-cell table:style-name="ce64" office:value-type="string">
            <text:p>Käyttäjä syöttää luotavan käyttäjätunnuksen sähköpostiosoittee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5" office:value-type="string">
            <text:p>4a.*</text:p>
          </table:table-cell>
          <table:table-cell table:style-name="ce65" office:value-type="string">
            <text:p>Käyttäjä syöttää luotavan käyttäjätunnuksen nimimerki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4" office:value-type="string">
            <text:p>5a.</text:p>
          </table:table-cell>
          <table:table-cell table:style-name="ce64" office:value-type="string">
            <text:p>Käyttäjä vahvistaa rekisteröitymise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5" office:value-type="string">
            <text:p>1-5b.</text:p>
          </table:table-cell>
          <table:table-cell table:style-name="ce65" office:value-type="string">
            <text:p>Käyttäjä peruu rekisteröitymise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4" office:value-type="string">
            <text:p>6a.</text:p>
          </table:table-cell>
          <table:table-cell table:style-name="ce64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5" office:value-type="string">
            <text:p>6b.</text:p>
          </table:table-cell>
          <table:table-cell table:style-name="ce65" office:value-type="string">
            <text:p>Käyttötapaus päätty ilman käyttäjätunnuksen luontia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6" office:value-type="string">
            <text:p>6c.</text:p>
          </table:table-cell>
          <table:table-cell table:style-name="ce66" office:value-type="string">
            <text:p>Jos käyttäjätunnusta ei voida luoda, palataan kohtaan 1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ivuvaikutukset</text:p>
          </table:table-cell>
          <table:table-cell table:style-name="ce21" office:value-type="string" table:number-columns-spanned="2" table:number-rows-spanned="1">
            <text:p>Vain jos käyttötapaus päättyy onnistuneesti (a-haarassa)</text:p>
          </table:table-cell>
          <table:covered-table-cell table:style-name="ce6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4a</text:p>
          </table:table-cell>
          <table:table-cell table:style-name="ce27" office:value-type="string" table:number-columns-spanned="2" table:number-rows-spanned="1">
            <text:p>Sisäänkirjautuminen</text:p>
          </table:table-cell>
          <table:covered-table-cell table:style-name="ce68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Tunnistaa käyttäjä ja aloittaa tämän käyttäjätunnuksella istunto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äjällä on rekisteröity käyttäjätunnus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Uusi istunto aloitetaan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Uutta istuntoa ei aloiteta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30" office:value-type="string" table:number-columns-spanned="2" table:number-rows-spanned="1">
            <text:p>Käyttäjä aktivoi kirjautumislomakkeen</text:p>
          </table:table-cell>
          <table:covered-table-cell table:style-name="ce71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5">
            <text:p>Kuvaus</text:p>
          </table:table-cell>
          <table:table-cell table:style-name="ce31" office:value-type="string">
            <text:p>1a.</text:p>
          </table:table-cell>
          <table:table-cell table:style-name="ce72" office:value-type="string">
            <text:p>Käyttäjä syöttää käyttäjätunnuk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2" office:value-type="string">
            <text:p>2a.</text:p>
          </table:table-cell>
          <table:table-cell table:style-name="ce73" office:value-type="string">
            <text:p>Käyttäjä syöttää salasana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3" office:value-type="string">
            <text:p>3a.</text:p>
          </table:table-cell>
          <table:table-cell table:style-name="ce74" office:value-type="string">
            <text:p>Käyttäjä vahvistaa sisäänkirjautu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2" office:value-type="string">
            <text:p>1-3b.</text:p>
          </table:table-cell>
          <table:table-cell table:style-name="ce73" office:value-type="string">
            <text:p>Käyttäjä peruu sisäänkirjautu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4" office:value-type="string">
            <text:p>4a-b.</text:p>
          </table:table-cell>
          <table:table-cell table:style-name="ce75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35" office:value-type="string" table:number-columns-spanned="2" table:number-rows-spanned="1">
            <text:p>Vain jos käyttötapaus päättyy onnistuneesti (a-haarassa)</text:p>
          </table:table-cell>
          <table:covered-table-cell table:style-name="ce76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4b</text:p>
          </table:table-cell>
          <table:table-cell table:style-name="ce36" office:value-type="string" table:number-columns-spanned="2" table:number-rows-spanned="1">
            <text:p>Uloskirjautuminen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Lopettaa käyttäjän istunto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Istunto suljetaan ja siihen liittynyt tilatieto tuhotaan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Laukaisija</text:p>
          </table:table-cell>
          <table:table-cell table:style-name="ce28" office:value-type="string" table:number-columns-spanned="2" table:number-rows-spanned="1">
            <text:p>Käyttäjä aktivoi uloskirjautumisen tai tapahtuu aikakatkaisu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Kuvaus</text:p>
          </table:table-cell>
          <table:table-cell table:style-name="ce29" office:value-type="string" table:number-columns-spanned="2" table:number-rows-spanned="1">
            <text:p>Käyttäjän istunto suljetaan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Sivuvaikutukset</text:p>
          </table:table-cell>
          <table:table-cell table:style-name="ce37" office:value-type="string" table:number-columns-spanned="2" table:number-rows-spanned="1">
            <text:p>On</text:p>
          </table:table-cell>
          <table:covered-table-cell table:style-name="ce78"/>
          <table:table-cell table:number-columns-repeated="1021"/>
        </table:table-row>
        <table:table-row table:style-name="ro3">
          <table:table-cell table:style-name="ce9" office:value-type="string">
            <text:p>Huomio</text:p>
          </table:table-cell>
          <table:table-cell table:style-name="ce30" office:value-type="string" table:number-columns-spanned="2" table:number-rows-spanned="1">
            <text:p>Tämän käyttötapauksen pitää aina onnistua (tietoturvasyistä)</text:p>
          </table:table-cell>
          <table:covered-table-cell table:style-name="ce71"/>
          <table:table-cell table:number-columns-repeated="1021"/>
        </table:table-row>
        <table:table-row table:style-name="ro2">
          <table:table-cell table:style-name="ce7" office:value-type="string">
            <text:p>Käyttötapaus 5</text:p>
          </table:table-cell>
          <table:table-cell table:style-name="ce36" office:value-type="string" table:number-columns-spanned="2" table:number-rows-spanned="1">
            <text:p>Ketjujen haku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Näyttää lista ketjuista annettujen hakukriteerien perusteell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Käyttäjälle näytetään lista hakuehtoihin täsmäävistä ketjuist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Sivuvaikutukset</text:p>
          </table:table-cell>
          <table:table-cell table:style-name="ce37" office:value-type="string" table:number-columns-spanned="2" table:number-rows-spanned="1">
            <text:p>Ei ole</text:p>
          </table:table-cell>
          <table:covered-table-cell table:style-name="ce7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6a</text:p>
          </table:table-cell>
          <table:table-cell table:style-name="ce36" office:value-type="string" table:number-columns-spanned="2" table:number-rows-spanned="1">
            <text:p>Ketjun luonti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Luoda uusi ketju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Uusi ketju luodaan ja tallennetaan tietokantaa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Uutta ketjua ei luod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ketjun luomislomakkee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7">
            <text:p>Kuvaus</text:p>
          </table:table-cell>
          <table:table-cell table:style-name="ce38" office:value-type="string">
            <text:p>1a.</text:p>
          </table:table-cell>
          <table:table-cell table:style-name="ce81" office:value-type="string">
            <text:p>Käyttäjä syöttää luotavan ketjun aihe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2a.</text:p>
          </table:table-cell>
          <table:table-cell table:style-name="ce82" office:value-type="string">
            <text:p>Käyttäjä syöttää ensimmäisen viestin sisällö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0" office:value-type="string">
            <text:p>3a.</text:p>
          </table:table-cell>
          <table:table-cell table:style-name="ce83" office:value-type="string">
            <text:p>Käyttäjä vahvistaa ketjun luo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-3b.</text:p>
          </table:table-cell>
          <table:table-cell table:style-name="ce82" office:value-type="string">
            <text:p>Käyttäjä peruu ketjun luonni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4a.</text:p>
          </table:table-cell>
          <table:table-cell table:style-name="ce83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4b.</text:p>
          </table:table-cell>
          <table:table-cell table:style-name="ce82" office:value-type="string">
            <text:p>Käyttötapaus päätty ilman ketjun luomist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2" office:value-type="string">
            <text:p>4c.</text:p>
          </table:table-cell>
          <table:table-cell table:style-name="ce84" office:value-type="string">
            <text:p>Jos ketjua ei voida luoda, palataan kohtaan 1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6b</text:p>
          </table:table-cell>
          <table:table-cell table:style-name="ce36" office:value-type="string" table:number-columns-spanned="2" table:number-rows-spanned="1">
            <text:p>Viestin kirjoittaminen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Luoda uusi viesti olemassaolevaan ketjuu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Uusi viesti luodaan ja tallennetaan tietokantaa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Uutta viestiä ei luod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viestin kirjoituslomakkee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6">
            <text:p>Kuvaus</text:p>
          </table:table-cell>
          <table:table-cell table:style-name="ce39" office:value-type="string">
            <text:p>1a.</text:p>
          </table:table-cell>
          <table:table-cell table:style-name="ce82" office:value-type="string">
            <text:p>Käyttäjä syöttää viestin sisällön (aiheen määrää ketju)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0" office:value-type="string">
            <text:p>2a.</text:p>
          </table:table-cell>
          <table:table-cell table:style-name="ce83" office:value-type="string">
            <text:p>Käyttäjä vahvistaa viestin luo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-2b.</text:p>
          </table:table-cell>
          <table:table-cell table:style-name="ce82" office:value-type="string">
            <text:p>Käyttäjä peruu viestin luonni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3a.</text:p>
          </table:table-cell>
          <table:table-cell table:style-name="ce83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3b.</text:p>
          </table:table-cell>
          <table:table-cell table:style-name="ce82" office:value-type="string">
            <text:p>Käyttötapaus päätty ilman ketjun luomist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2" office:value-type="string">
            <text:p>3c.</text:p>
          </table:table-cell>
          <table:table-cell table:style-name="ce84" office:value-type="string">
            <text:p>Jos viestiä ei voida luoda, palataan kohtaan 1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6c</text:p>
          </table:table-cell>
          <table:table-cell table:style-name="ce36" office:value-type="string" table:number-columns-spanned="2" table:number-rows-spanned="1">
            <text:p>Viestin muokkaus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Muokata aiemmin kirjoitettua omaa viestiä tai muuttaa ketjun aihe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 ja viesti on olemass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Viestiin tehdyt muutokset viedään tietokantaa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Viesti ei muutu tietokannass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viestin muokkauslomakkee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7">
            <text:p>Kuvaus</text:p>
          </table:table-cell>
          <table:table-cell table:style-name="ce38" office:value-type="string">
            <text:p>1a.*</text:p>
          </table:table-cell>
          <table:table-cell table:style-name="ce81" office:value-type="string">
            <text:p>Käyttäjä syöttää ketjulle uuden aiheen (jos mahdollista)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2a.</text:p>
          </table:table-cell>
          <table:table-cell table:style-name="ce82" office:value-type="string">
            <text:p>Käyttäjä syöttää viestille uuden sisällö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0" office:value-type="string">
            <text:p>3a.</text:p>
          </table:table-cell>
          <table:table-cell table:style-name="ce83" office:value-type="string">
            <text:p>Käyttäjä vahvistaa muutokset viestii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-3b.</text:p>
          </table:table-cell>
          <table:table-cell table:style-name="ce82" office:value-type="string">
            <text:p>Käyttäjä peruu viestin muokkauk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4a.</text:p>
          </table:table-cell>
          <table:table-cell table:style-name="ce83" office:value-type="string">
            <text:p>Jos viestiä voidaan muokata, käyttöttapaus päättyy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4b.</text:p>
          </table:table-cell>
          <table:table-cell table:style-name="ce82" office:value-type="string">
            <text:p>Käyttötapaus päättyy ilman viestin muokkaust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2" office:value-type="string">
            <text:p>4c.</text:p>
          </table:table-cell>
          <table:table-cell table:style-name="ce84" office:value-type="string">
            <text:p>Jos viestiä ei voida muokata, palataan kohtaan 1-2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7" office:value-type="string">
            <text:p>Käyttötapaus 6d</text:p>
          </table:table-cell>
          <table:table-cell table:style-name="ce36" office:value-type="string" table:number-columns-spanned="2" table:number-rows-spanned="1">
            <text:p>Viestin poisto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Poistaa aiemmin kirjoitettu oma viesti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 ja viesti on olemass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Viesti merkitään poistetuksi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Viestiä ei merkitä poistetuksi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valitsee viestin ja aktivoi poistotoiminno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3">
            <text:p>Kuvaus</text:p>
          </table:table-cell>
          <table:table-cell table:style-name="ce40" office:value-type="string">
            <text:p>1a.</text:p>
          </table:table-cell>
          <table:table-cell table:style-name="ce83" office:value-type="string">
            <text:p>Käyttäjä vahvistaa viestin poisto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b.</text:p>
          </table:table-cell>
          <table:table-cell table:style-name="ce82" office:value-type="string">
            <text:p>Käyttäjä peruu viestin poisto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2a-b.</text:p>
          </table:table-cell>
          <table:table-cell table:style-name="ce83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7</text:p>
          </table:table-cell>
          <table:table-cell table:style-name="ce36" office:value-type="string" table:number-columns-spanned="2" table:number-rows-spanned="1">
            <text:p>Jäsenten haku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Näyttää lista jäsenistä annettujen hakukriteerien perusteell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Käyttäjälle näytetään lista hakuehtoihin täsmäävistä foorumin jäsenistä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Sivuvaikutukset</text:p>
          </table:table-cell>
          <table:table-cell table:style-name="ce37" office:value-type="string" table:number-columns-spanned="2" table:number-rows-spanned="1">
            <text:p>Ei ole</text:p>
          </table:table-cell>
          <table:covered-table-cell table:style-name="ce7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8a</text:p>
          </table:table-cell>
          <table:table-cell table:style-name="ce36" office:value-type="string" table:number-columns-spanned="2" table:number-rows-spanned="1">
            <text:p>Profiilin muokkaus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Muokata käyttäjätunnuksen profiilia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Muutokset viedään tietokantaa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Muutoksia ei viedä tietokantaa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profiilin muokkauslomakkee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9">
            <text:p>Kuvaus</text:p>
          </table:table-cell>
          <table:table-cell table:style-name="ce38" office:value-type="string">
            <text:p>1a.*</text:p>
          </table:table-cell>
          <table:table-cell table:style-name="ce81" office:value-type="string">
            <text:p>Käyttäjä syöttää nimimerkin;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2a.*</text:p>
          </table:table-cell>
          <table:table-cell table:style-name="ce82" office:value-type="string">
            <text:p>Käyttäjä syöttää allekirjoituksen; 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3a.*</text:p>
          </table:table-cell>
          <table:table-cell table:style-name="ce83" office:value-type="string">
            <text:p>Käyttäjä syöttää avatarin; taikk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4a.*</text:p>
          </table:table-cell>
          <table:table-cell table:style-name="ce82" office:value-type="string">
            <text:p>Käyttäjä syöttää mahdollisesti joitain muita tietoj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0" office:value-type="string">
            <text:p>5a.</text:p>
          </table:table-cell>
          <table:table-cell table:style-name="ce83" office:value-type="string">
            <text:p>Käyttäjä vahvistaa profiilin muokkaa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-5b.</text:p>
          </table:table-cell>
          <table:table-cell table:style-name="ce82" office:value-type="string">
            <text:p>Käyttäjä peruu profiilin muokka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5a.</text:p>
          </table:table-cell>
          <table:table-cell table:style-name="ce83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5b.</text:p>
          </table:table-cell>
          <table:table-cell table:style-name="ce82" office:value-type="string">
            <text:p>Käyttötapaus päätty ilman profiilin muokkaamist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2" office:value-type="string">
            <text:p>5c.</text:p>
          </table:table-cell>
          <table:table-cell table:style-name="ce84" office:value-type="string">
            <text:p>Jos muutoksia ei voi toteuttaa, palataan kohtaan 1-3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8b</text:p>
          </table:table-cell>
          <table:table-cell table:style-name="ce36" office:value-type="string" table:number-columns-spanned="2" table:number-rows-spanned="1">
            <text:p>Salasanan tai sähköpostiosoitteen vaihto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Vaihtaa käyttäjätunnuksen salasana tai sähköpostiosoite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Salasana tai sähköpostiosoite vaihdetaa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Salasanaa ei vaihdet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vaihdon tai salasana on vanhentunut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7">
            <text:p>Kuvaus</text:p>
          </table:table-cell>
          <table:table-cell table:style-name="ce38" office:value-type="string">
            <text:p>1a.*</text:p>
          </table:table-cell>
          <table:table-cell table:style-name="ce81" office:value-type="string">
            <text:p>Käyttäjä syöttää uuden salasanan (kahteen kertaan); tai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2a.*</text:p>
          </table:table-cell>
          <table:table-cell table:style-name="ce82" office:value-type="string">
            <text:p>Käyttäjä syöttää uuden sähköpostiosoitte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3a.</text:p>
          </table:table-cell>
          <table:table-cell table:style-name="ce83" office:value-type="string">
            <text:p>Käyttäjä vahvista muutoksen syöttämällä nykyisen salasanan uudelle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-3b.</text:p>
          </table:table-cell>
          <table:table-cell table:style-name="ce82" office:value-type="string">
            <text:p>Käyttäjä peruu muutokset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0" office:value-type="string">
            <text:p>4a.</text:p>
          </table:table-cell>
          <table:table-cell table:style-name="ce83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4b.</text:p>
          </table:table-cell>
          <table:table-cell table:style-name="ce82" office:value-type="string">
            <text:p>Käyttötapaus päättyy ilman salasanan ja sähköpostiosoitteen vaihto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4c.</text:p>
          </table:table-cell>
          <table:table-cell table:style-name="ce83" office:value-type="string">
            <text:p>Jos muutoksia ei voi toteuttaa, palataan kohtaan 1-2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7" office:value-type="string">
            <text:p>Käyttötapaus 8c</text:p>
          </table:table-cell>
          <table:table-cell table:style-name="ce36" office:value-type="string" table:number-columns-spanned="2" table:number-rows-spanned="1">
            <text:p>Käyttäjätunnuksen sulkeminen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Sulkea käyttäjätunnus pysyvästi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Käyttäjätunnus suljetaan pysyvästi mikä estää kaikki tulevat kirjautumiset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Käyttäjätunnusta ei suljet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käyttäjätunnuksen sulkemisen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3">
            <text:p>Kuvaus</text:p>
          </table:table-cell>
          <table:table-cell table:style-name="ce40" office:value-type="string">
            <text:p>1a.</text:p>
          </table:table-cell>
          <table:table-cell table:style-name="ce83" office:value-type="string">
            <text:p>Käyttäjä vahvistaa sulkemisen syöttämällä salasanans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b.</text:p>
          </table:table-cell>
          <table:table-cell table:style-name="ce82" office:value-type="string">
            <text:p>Käyttäjä peruu käyttäjätunnuksensa sulke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2a-b.</text:p>
          </table:table-cell>
          <table:table-cell table:style-name="ce83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style-name="ce8" office:value-type="string">
            <text:p>Huomio</text:p>
          </table:table-cell>
          <table:table-cell table:style-name="ce44" office:value-type="string" table:number-columns-spanned="2" table:number-rows-spanned="1">
            <text:p>Vaikuttaa kuten porttikielto, mutta on peruuttamaton toimenpide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8d</text:p>
          </table:table-cell>
          <table:table-cell table:style-name="ce36" office:value-type="string" table:number-columns-spanned="2" table:number-rows-spanned="1">
            <text:p>Käyttäjätunnuksen poistaminen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Poistaa käyttäjätunnus pysyvästi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Käyttäjätunnus sekä kaikki siihen liittyvä sisältö poistetaan tietokannast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Käyttäjätunnusta ei poistet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käyttäjätunnuksen poistamisen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3">
            <text:p>Kuvaus</text:p>
          </table:table-cell>
          <table:table-cell table:style-name="ce40" office:value-type="string">
            <text:p>1a.</text:p>
          </table:table-cell>
          <table:table-cell table:style-name="ce83" office:value-type="string">
            <text:p>Käyttäjä vahvistaa poistamisen syöttämällä salasanans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b.</text:p>
          </table:table-cell>
          <table:table-cell table:style-name="ce82" office:value-type="string">
            <text:p>Käyttäjä peruu käyttäjätunnuksensa poista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2a-b.</text:p>
          </table:table-cell>
          <table:table-cell table:style-name="ce83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style-name="ce8" office:value-type="string">
            <text:p>Huomio</text:p>
          </table:table-cell>
          <table:table-cell table:style-name="ce44" office:value-type="string" table:number-columns-spanned="2" table:number-rows-spanned="1">
            <text:p>Käyttäjätunnuksen poistaminen ei estä uuden samannimisen tunnuksen luontia</text:p>
          </table:table-cell>
          <table:covered-table-cell table:style-name="ce85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2">
          <table:table-cell table:style-name="ce11" office:value-type="string">
            <text:p>Käyttötapaus 9a</text:p>
          </table:table-cell>
          <table:table-cell table:style-name="ce45" office:value-type="string" table:number-columns-spanned="2" table:number-rows-spanned="1">
            <text:p>Viestin muokkaus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Muokata olemassaolevaa viestiä jossakin ketjuss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Huomio</text:p>
          </table:table-cell>
          <table:table-cell table:style-name="ce48" office:value-type="string" table:number-columns-spanned="2" table:number-rows-spanned="1">
            <text:p>Kuten käyttötapaus 6c, mutta soveltuu myös toisten jäsenten viesteihin</text:p>
          </table:table-cell>
          <table:covered-table-cell table:style-name="ce8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9b</text:p>
          </table:table-cell>
          <table:table-cell table:style-name="ce45" office:value-type="string" table:number-columns-spanned="2" table:number-rows-spanned="1">
            <text:p>Viestin poisto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Poistaa olemassaoleva viesti jossain ketjuss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Huomio</text:p>
          </table:table-cell>
          <table:table-cell table:style-name="ce48" office:value-type="string" table:number-columns-spanned="2" table:number-rows-spanned="1">
            <text:p>Kuten käyttötapaus 6d, mutta soveltuu myös toisten jäsenten viesteihin</text:p>
          </table:table-cell>
          <table:covered-table-cell table:style-name="ce8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9c</text:p>
          </table:table-cell>
          <table:table-cell table:style-name="ce45" office:value-type="string" table:number-columns-spanned="2" table:number-rows-spanned="1">
            <text:p>Ketjun siirtäminen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Siirtää viestiketju toiselle keskustelualueelle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siehto</text:p>
          </table:table-cell>
          <table:table-cell table:style-name="ce48" office:value-type="string" table:number-columns-spanned="2" table:number-rows-spanned="1">
            <text:p>Käyttötapaus 4a on suoritettu onnistuneesti ja ketju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Onnistuminen</text:p>
          </table:table-cell>
          <table:table-cell table:style-name="ce47" office:value-type="string" table:number-columns-spanned="2" table:number-rows-spanned="1">
            <text:p>Ketju siirretään toiselle keskustelualueelle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päonnistuminen</text:p>
          </table:table-cell>
          <table:table-cell table:style-name="ce48" office:value-type="string" table:number-columns-spanned="2" table:number-rows-spanned="1">
            <text:p>Ketjua ei siirretä toiselle keskustelualueelle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Laukaisija</text:p>
          </table:table-cell>
          <table:table-cell table:style-name="ce47" office:value-type="string" table:number-columns-spanned="2" table:number-rows-spanned="1">
            <text:p>Käyttäjä aktivoi ketjun siirtämislomakkee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4" office:value-type="string" table:number-columns-spanned="1" table:number-rows-spanned="6">
            <text:p>Kuvaus</text:p>
          </table:table-cell>
          <table:table-cell table:style-name="ce49" office:value-type="string">
            <text:p>1a.</text:p>
          </table:table-cell>
          <table:table-cell table:style-name="ce89" office:value-type="string">
            <text:p>Käyttäjä syöttää ketjun uuden sijainni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2a.</text:p>
          </table:table-cell>
          <table:table-cell table:style-name="ce90" office:value-type="string">
            <text:p>Käyttäjä vahvistaa ketjun siirro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1-2b.</text:p>
          </table:table-cell>
          <table:table-cell table:style-name="ce91" office:value-type="string">
            <text:p>Käyttäjä peruu ketjun siirro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3a.</text:p>
          </table:table-cell>
          <table:table-cell table:style-name="ce90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3b.</text:p>
          </table:table-cell>
          <table:table-cell table:style-name="ce91" office:value-type="string">
            <text:p>Käyttötapaus päättyy ilman ketjun siirtoa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2" office:value-type="string">
            <text:p>3c.</text:p>
          </table:table-cell>
          <table:table-cell table:style-name="ce92" office:value-type="string">
            <text:p>Jos kejua ei voida siirtää, palataan kohtaan 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ivuvaikutukset</text:p>
          </table:table-cell>
          <table:table-cell table:style-name="ce47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11" office:value-type="string">
            <text:p>Käyttötapaus 9d</text:p>
          </table:table-cell>
          <table:table-cell table:style-name="ce45" office:value-type="string" table:number-columns-spanned="2" table:number-rows-spanned="1">
            <text:p>Ketjun kopiointi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Kopioida viite viestiketjuun toiselle keskustelualueelle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siehto</text:p>
          </table:table-cell>
          <table:table-cell table:style-name="ce48" office:value-type="string" table:number-columns-spanned="2" table:number-rows-spanned="1">
            <text:p>Käyttötapaus 4a on suoritettu onnistuneesti ja ketju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Onnistuminen</text:p>
          </table:table-cell>
          <table:table-cell table:style-name="ce47" office:value-type="string" table:number-columns-spanned="2" table:number-rows-spanned="1">
            <text:p>Ketju kopioidaan toiselle keskustelualueelle ja kopioiden määrä päivitetää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päonnistuminen</text:p>
          </table:table-cell>
          <table:table-cell table:style-name="ce48" office:value-type="string" table:number-columns-spanned="2" table:number-rows-spanned="1">
            <text:p>Ketjua ei kopioida toiselle keskustelualueelle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Laukaisija</text:p>
          </table:table-cell>
          <table:table-cell table:style-name="ce47" office:value-type="string" table:number-columns-spanned="2" table:number-rows-spanned="1">
            <text:p>Käyttäjä aktivoi ketjun kopiointilomakkee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4" office:value-type="string" table:number-columns-spanned="1" table:number-rows-spanned="6">
            <text:p>Kuvaus</text:p>
          </table:table-cell>
          <table:table-cell table:style-name="ce49" office:value-type="string">
            <text:p>1a.</text:p>
          </table:table-cell>
          <table:table-cell table:style-name="ce89" office:value-type="string">
            <text:p>Käyttäjä syöttää kopiolle sijainni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2a.</text:p>
          </table:table-cell>
          <table:table-cell table:style-name="ce90" office:value-type="string">
            <text:p>Käyttäjä vahvistaa kopioinni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1-2b.</text:p>
          </table:table-cell>
          <table:table-cell table:style-name="ce91" office:value-type="string">
            <text:p>Käyttäjä peruu kopioinni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3a.</text:p>
          </table:table-cell>
          <table:table-cell table:style-name="ce90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3b.</text:p>
          </table:table-cell>
          <table:table-cell table:style-name="ce91" office:value-type="string">
            <text:p>Käyttötapaus päättyy ilman kopion luomista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2" office:value-type="string">
            <text:p>3c.</text:p>
          </table:table-cell>
          <table:table-cell table:style-name="ce92" office:value-type="string">
            <text:p>Jos ketjua ei voida kopioida, palataan kohtaan 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ivuvaikutukset</text:p>
          </table:table-cell>
          <table:table-cell table:style-name="ce47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9e</text:p>
          </table:table-cell>
          <table:table-cell table:style-name="ce45" office:value-type="string" table:number-columns-spanned="2" table:number-rows-spanned="1">
            <text:p>Ketjun lukitseminen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Estää jäseniä lisäämästä tai muokkaamasta viestejä ketjuss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siehto</text:p>
          </table:table-cell>
          <table:table-cell table:style-name="ce48" office:value-type="string" table:number-columns-spanned="2" table:number-rows-spanned="1">
            <text:p>Käyttötapaus 4a on suoritettu onnistuneesti ja avoin ketju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Onnistuminen</text:p>
          </table:table-cell>
          <table:table-cell table:style-name="ce47" office:value-type="string" table:number-columns-spanned="2" table:number-rows-spanned="1">
            <text:p>Muutoksien teko ketjuun estyy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päonnistuminen</text:p>
          </table:table-cell>
          <table:table-cell table:style-name="ce48" office:value-type="string" table:number-columns-spanned="2" table:number-rows-spanned="1">
            <text:p>Ketjua ei luki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Laukaisija</text:p>
          </table:table-cell>
          <table:table-cell table:style-name="ce47" office:value-type="string" table:number-columns-spanned="2" table:number-rows-spanned="1">
            <text:p>Käyttäjä aktivoi ketjun lukitsemise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4" office:value-type="string" table:number-columns-spanned="1" table:number-rows-spanned="3">
            <text:p>Kuvaus</text:p>
          </table:table-cell>
          <table:table-cell table:style-name="ce49" office:value-type="string">
            <text:p>1a.</text:p>
          </table:table-cell>
          <table:table-cell table:style-name="ce89" office:value-type="string">
            <text:p>Käyttäjä vahvistaa ketjun lukitse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1a.</text:p>
          </table:table-cell>
          <table:table-cell table:style-name="ce90" office:value-type="string">
            <text:p>Käyttäjä peruu ketjun lukitse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2a-b.</text:p>
          </table:table-cell>
          <table:table-cell table:style-name="ce91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ivuvaikutukset</text:p>
          </table:table-cell>
          <table:table-cell table:style-name="ce47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9f</text:p>
          </table:table-cell>
          <table:table-cell table:style-name="ce45" office:value-type="string" table:number-columns-spanned="2" table:number-rows-spanned="1">
            <text:p>Ketjun avaaminen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Sallia viestien lisäys tai muokkaaminen ketjuss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siehto</text:p>
          </table:table-cell>
          <table:table-cell table:style-name="ce48" office:value-type="string" table:number-columns-spanned="2" table:number-rows-spanned="1">
            <text:p>Käyttötapaukset 4a ja 9d on suoritettu onnistuneesti ja ketju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Onnistuminen</text:p>
          </table:table-cell>
          <table:table-cell table:style-name="ce47" office:value-type="string" table:number-columns-spanned="2" table:number-rows-spanned="1">
            <text:p>Muutoksien teko ketjuun sallit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päonnistuminen</text:p>
          </table:table-cell>
          <table:table-cell table:style-name="ce48" office:value-type="string" table:number-columns-spanned="2" table:number-rows-spanned="1">
            <text:p>Ketjua pysyy lukittun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Laukaisija</text:p>
          </table:table-cell>
          <table:table-cell table:style-name="ce47" office:value-type="string" table:number-columns-spanned="2" table:number-rows-spanned="1">
            <text:p>Käyttäjä aktivoi ketjun avaamise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4" office:value-type="string" table:number-columns-spanned="1" table:number-rows-spanned="3">
            <text:p>Kuvaus</text:p>
          </table:table-cell>
          <table:table-cell table:style-name="ce49" office:value-type="string">
            <text:p>1a.</text:p>
          </table:table-cell>
          <table:table-cell table:style-name="ce89" office:value-type="string">
            <text:p>Käyttäjä vahvistaa ketjun ava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1a.</text:p>
          </table:table-cell>
          <table:table-cell table:style-name="ce90" office:value-type="string">
            <text:p>Käyttäjä peruu ketjun ava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2a-b.</text:p>
          </table:table-cell>
          <table:table-cell table:style-name="ce91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ivuvaikutukset</text:p>
          </table:table-cell>
          <table:table-cell table:style-name="ce47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10a</text:p>
          </table:table-cell>
          <table:table-cell table:style-name="ce45" office:value-type="string" table:number-columns-spanned="2" table:number-rows-spanned="1">
            <text:p>Porttikieltoon asetettujen jäsenten haku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53" office:value-type="string" table:number-columns-spanned="2" table:number-rows-spanned="1">
            <text:p>Näyttää lista jäsenistä annettujen hakukriteerien perusteell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Huomio</text:p>
          </table:table-cell>
          <table:table-cell table:style-name="ce48" office:value-type="string" table:number-columns-spanned="2" table:number-rows-spanned="1">
            <text:p>Kuten käyttötapaus 7, mutta soveltuu porttikiellossa oleviin jäseniin</text:p>
          </table:table-cell>
          <table:covered-table-cell table:style-name="ce8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10b</text:p>
          </table:table-cell>
          <table:table-cell table:style-name="ce45" office:value-type="string" table:number-columns-spanned="2" table:number-rows-spanned="1">
            <text:p>Porttikiellon asettaminen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Asettaa valittu foorumin jäsen porttikielto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siehto</text:p>
          </table:table-cell>
          <table:table-cell table:style-name="ce48" office:value-type="string" table:number-columns-spanned="2" table:number-rows-spanned="1">
            <text:p>Käyttötapaus 4a on suoritettu onnistuneesti ja porttikiellon kohde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Onnistuminen</text:p>
          </table:table-cell>
          <table:table-cell table:style-name="ce47" office:value-type="string" table:number-columns-spanned="2" table:number-rows-spanned="1">
            <text:p>Porttikieltoon asetettu jäsen kirjataan ulos ja tämän tulevat kirjautumiset estetää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päonnistuminen</text:p>
          </table:table-cell>
          <table:table-cell table:style-name="ce48" office:value-type="string" table:number-columns-spanned="2" table:number-rows-spanned="1">
            <text:p>Porttikieltoa ei asete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Laukaisija</text:p>
          </table:table-cell>
          <table:table-cell table:style-name="ce47" office:value-type="string" table:number-columns-spanned="2" table:number-rows-spanned="1">
            <text:p>Käyttäjä valitsee kohteen ja aktivoi porttikiellon asettamise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4" office:value-type="string" table:number-columns-spanned="1" table:number-rows-spanned="3">
            <text:p>Kuvaus</text:p>
          </table:table-cell>
          <table:table-cell table:style-name="ce49" office:value-type="string">
            <text:p>1a.</text:p>
          </table:table-cell>
          <table:table-cell table:style-name="ce89" office:value-type="string">
            <text:p>Käyttäjä vahvistaa porttikiellon aset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1a.</text:p>
          </table:table-cell>
          <table:table-cell table:style-name="ce90" office:value-type="string">
            <text:p>Käyttäjä peruu porttikiellon aset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2a-b.</text:p>
          </table:table-cell>
          <table:table-cell table:style-name="ce91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ivuvaikutukset</text:p>
          </table:table-cell>
          <table:table-cell table:style-name="ce47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2">
          <table:table-cell table:style-name="ce11" office:value-type="string">
            <text:p>Käyttötapaus 10c</text:p>
          </table:table-cell>
          <table:table-cell table:style-name="ce45" office:value-type="string" table:number-columns-spanned="2" table:number-rows-spanned="1">
            <text:p>Porttikiellon purkaminen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Poistaa valitulle foorumin jäsenelle asetettu porttikielto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siehto</text:p>
          </table:table-cell>
          <table:table-cell table:style-name="ce48" office:value-type="string" table:number-columns-spanned="2" table:number-rows-spanned="1">
            <text:p>Käyttötapaukset 4a ja 10a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Onnistuminen</text:p>
          </table:table-cell>
          <table:table-cell table:style-name="ce47" office:value-type="string" table:number-columns-spanned="2" table:number-rows-spanned="1">
            <text:p>Valitun jäsenen porttikielto puretaan mahdollistaen tulevat kirjautumiset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päonnistuminen</text:p>
          </table:table-cell>
          <table:table-cell table:style-name="ce48" office:value-type="string" table:number-columns-spanned="2" table:number-rows-spanned="1">
            <text:p>Porttikieltoa ei pure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Laukaisija</text:p>
          </table:table-cell>
          <table:table-cell table:style-name="ce47" office:value-type="string" table:number-columns-spanned="2" table:number-rows-spanned="1">
            <text:p>Käyttäjä valitsee porttikieltoon asetetun jäsen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4" office:value-type="string" table:number-columns-spanned="1" table:number-rows-spanned="3">
            <text:p>Kuvaus</text:p>
          </table:table-cell>
          <table:table-cell table:style-name="ce49" office:value-type="string">
            <text:p>1a.</text:p>
          </table:table-cell>
          <table:table-cell table:style-name="ce89" office:value-type="string">
            <text:p>Käyttäjä vahvistaa porttikiellon purk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1a.</text:p>
          </table:table-cell>
          <table:table-cell table:style-name="ce90" office:value-type="string">
            <text:p>Käyttäjä peruu porttikiellon purk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2a-b.</text:p>
          </table:table-cell>
          <table:table-cell table:style-name="ce91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ivuvaikutukset</text:p>
          </table:table-cell>
          <table:table-cell table:style-name="ce47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1a</text:p>
          </table:table-cell>
          <table:table-cell table:style-name="ce54" office:value-type="string" table:number-columns-spanned="2" table:number-rows-spanned="1">
            <text:p>Ylläpitotoimenpiteiden vahvistus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Varmentaa käyttäjätunnus uudelleen ylläpitotoimenpiteiden suorittamiseks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Ylläpitotoimenpiteiden suorittaminen sallit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Ylläpitotoimenpiteiden suorittaminen estetään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aloittaa jonkin käyttötapauksista 11b – 13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ylläpitotoimenpiteet syöttämällä salasana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b.</text:p>
          </table:table-cell>
          <table:table-cell table:style-name="ce95" office:value-type="string">
            <text:p>Käyttäjä peruu ylläpitotoimenpiteiden suorit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Huomio</text:p>
          </table:table-cell>
          <table:table-cell table:style-name="ce55" office:value-type="string" table:number-columns-spanned="2" table:number-rows-spanned="1">
            <text:p>Suoritetaan ennen muiden ylläpitäjätason transaktioiden sitoutumist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1b</text:p>
          </table:table-cell>
          <table:table-cell table:style-name="ce54" office:value-type="string" table:number-columns-spanned="2" table:number-rows-spanned="1">
            <text:p>Foorumin lukitse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Estää muita käyttämästä foorumi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 ja foorumia ei ole lukit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Muiden käyttäjien aktiiviset istunnot suljetaan ja foorumin käyttö estetää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Foorumin tila ei muu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aktivoi foorumin lukitsemise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foorumin lukitse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b.</text:p>
          </table:table-cell>
          <table:table-cell table:style-name="ce95" office:value-type="string">
            <text:p>Käyttäjä peruu foorumin lukitse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1c</text:p>
          </table:table-cell>
          <table:table-cell table:style-name="ce54" office:value-type="string" table:number-columns-spanned="2" table:number-rows-spanned="1">
            <text:p>Foorumin ava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Palauttaa foorumi normaaliin til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kset 4a ja 11b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Foorumin normaali käyttö mahdollistet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Foorumin tila ei muu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aktivoi foorumin avaamise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foorumin avaa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b.</text:p>
          </table:table-cell>
          <table:table-cell table:style-name="ce95" office:value-type="string">
            <text:p>Käyttäjä peruu foorumin ava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15" office:value-type="string">
            <text:p>Käyttötapaus 12a</text:p>
          </table:table-cell>
          <table:table-cell table:style-name="ce54" office:value-type="string" table:number-columns-spanned="2" table:number-rows-spanned="1">
            <text:p>Keskustelualueen perust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Luoda uusi keskustelualue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Uusi keskustelualue luod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Uutta keskustelualuetta ei luod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7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syöttää perustettavan keskustelualueen otsiko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2a.*</text:p>
          </table:table-cell>
          <table:table-cell table:style-name="ce95" office:value-type="string">
            <text:p>Käyttäjä syöttää perustettavan keskustelualueen kuvauk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3a.</text:p>
          </table:table-cell>
          <table:table-cell table:style-name="ce96" office:value-type="string">
            <text:p>Käyttäjä vahvistaa keskustelualueen luonnin (ks.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-3b.</text:p>
          </table:table-cell>
          <table:table-cell table:style-name="ce95" office:value-type="string">
            <text:p>Käyttäjä peruu keskustelualueen perus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4a.</text:p>
          </table:table-cell>
          <table:table-cell table:style-name="ce96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4b.</text:p>
          </table:table-cell>
          <table:table-cell table:style-name="ce95" office:value-type="string">
            <text:p>Käyttötapaus päättyy ilman keskustelualueen luomista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4c.</text:p>
          </table:table-cell>
          <table:table-cell table:style-name="ce96" office:value-type="string">
            <text:p>Jos keskustelualuetta ei voi luoda, palataan kohtaan 1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2b</text:p>
          </table:table-cell>
          <table:table-cell table:style-name="ce54" office:value-type="string" table:number-columns-spanned="2" table:number-rows-spanned="1">
            <text:p>Keskustelualueen muokka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Vaihtaa keskustelualueen otsikko tai kuvaus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Olemassaolevaa keskustelualuetta muokat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Olemassaolevaa keskustelualuetta ei muoka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7">
            <text:p>Kuvaus</text:p>
          </table:table-cell>
          <table:table-cell table:style-name="ce58" office:value-type="string">
            <text:p>1a.*</text:p>
          </table:table-cell>
          <table:table-cell table:style-name="ce94" office:value-type="string">
            <text:p>Käyttäjä syöttää keskustelualueelle uuden otsikon; tai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2a.*</text:p>
          </table:table-cell>
          <table:table-cell table:style-name="ce95" office:value-type="string">
            <text:p>Käyttäjä syöttää keskustelualueelle uuden kuvauk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3a.</text:p>
          </table:table-cell>
          <table:table-cell table:style-name="ce96" office:value-type="string">
            <text:p>Käyttäjä vahvistaa keskustelualueen muokkaa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-3b.</text:p>
          </table:table-cell>
          <table:table-cell table:style-name="ce95" office:value-type="string">
            <text:p>Käyttäjä peruu keskustelualueen muokka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4a.</text:p>
          </table:table-cell>
          <table:table-cell table:style-name="ce96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4b.</text:p>
          </table:table-cell>
          <table:table-cell table:style-name="ce95" office:value-type="string">
            <text:p>Käyttötapaus päättyy ilman muutoksia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4c.</text:p>
          </table:table-cell>
          <table:table-cell table:style-name="ce96" office:value-type="string">
            <text:p>Jos keskustelualuetta ei voi muokata, palataan kohtaan 1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2c</text:p>
          </table:table-cell>
          <table:table-cell table:style-name="ce54" office:value-type="string" table:number-columns-spanned="2" table:number-rows-spanned="1">
            <text:p>Keskustelualueen lukitse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Lukita kaikki keskustelualueen ketjut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 ja keskustelualue ei ole lukit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Kaikki keskustelualueen ketjut lukitaan ja lisäksi erilliset lukitukset muistet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Minkään keskustelualueen ketjun tila ei muu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lukittavan keskustelualue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eskustelualueen lukitse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b.</text:p>
          </table:table-cell>
          <table:table-cell table:style-name="ce95" office:value-type="string">
            <text:p>Käyttäjä peruu keskustelualueen lukitse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Huomio</text:p>
          </table:table-cell>
          <table:table-cell table:style-name="ce57" office:value-type="string" table:number-columns-spanned="2" table:number-rows-spanned="1">
            <text:p>Erillisillä lukituksilla viittaan käyttötapaus 9d:hen</text:p>
          </table:table-cell>
          <table:covered-table-cell table:style-name="ce8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15" office:value-type="string">
            <text:p>Käyttötapaus 12d</text:p>
          </table:table-cell>
          <table:table-cell table:style-name="ce54" office:value-type="string" table:number-columns-spanned="2" table:number-rows-spanned="1">
            <text:p>Keskustelualueen ava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Avata keskustelualueen aiemmin lukitsemattomat ketjut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kset 4a, 11a ja 12c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Ne keskustelualueen ketjut, jotka eivät aiemmin olleet lukittuja, avat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Minkään keskustelualueen ketjun tila ei muu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avattavan keskustelualue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eskustelualueen avaa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b.</text:p>
          </table:table-cell>
          <table:table-cell table:style-name="ce95" office:value-type="string">
            <text:p>Käyttäjä peruu keskustelualueen ava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2e</text:p>
          </table:table-cell>
          <table:table-cell table:style-name="ce54" office:value-type="string" table:number-columns-spanned="2" table:number-rows-spanned="1">
            <text:p>Keskustelualueen poist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Poistaa keskustelualue ja sen kaikki sisältö pysyväst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Keskustelualue ja kaikki sen ketjut poistetaan pysyväst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Keskustelualueen ja yhdenkään sen ketjun tai viestin tila ei muu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poistettavan keskustelualue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eskustelualueen poisto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b.</text:p>
          </table:table-cell>
          <table:table-cell table:style-name="ce95" office:value-type="string">
            <text:p>Käyttäjä peruu keskustelualueen poisto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3a</text:p>
          </table:table-cell>
          <table:table-cell table:style-name="ce54" office:value-type="string" table:number-columns-spanned="2" table:number-rows-spanned="1">
            <text:p>Käyttäjätason muutt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Korottaa tai alentaa valitun käyttäjätunnuksen taso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 ja valittu käyttäjätunnus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Valitun käyttäjätunnuksen taso muuttuu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Valitun käyttäjätunnuksen taso ei muu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käyttäjätunnuks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ohteen käyttäjätason muutta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a.</text:p>
          </table:table-cell>
          <table:table-cell table:style-name="ce95" office:value-type="string">
            <text:p>Käyttäjä peruu kohteen käyttäjätason muut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3b</text:p>
          </table:table-cell>
          <table:table-cell table:style-name="ce54" office:value-type="string" table:number-columns-spanned="2" table:number-rows-spanned="1">
            <text:p>Käyttäjätunnuksen sulke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Sulkea pysyvästi valittu (toisen käyttäjän) käyttäjätunnus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 ja valittu käyttäjätunnus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Valittu käyttäjätunnus suljetaan pysyväst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Valittua käyttäjätunnusta ei sulje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käyttäjätunnuks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äyttäjätunnuksen sulke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a.</text:p>
          </table:table-cell>
          <table:table-cell table:style-name="ce95" office:value-type="string">
            <text:p>Käyttäjä peruu käyttäjätunnuksen sulke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15" office:value-type="string">
            <text:p>Käyttötapaus 13c</text:p>
          </table:table-cell>
          <table:table-cell table:style-name="ce54" office:value-type="string" table:number-columns-spanned="2" table:number-rows-spanned="1">
            <text:p>Käyttäjätunnuksen poist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Poistaa pysyvästi valittu (toisen käyttäjän) käyttäjätunnus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 ja valittu käyttäjätunnus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Valittu käyttäjätunnus poistetaan pysyväst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Valittua käyttäjätunnusta ei sulje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käyttäjätunnuks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äyttäjätunnuksen poista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a.</text:p>
          </table:table-cell>
          <table:table-cell table:style-name="ce95" office:value-type="string">
            <text:p>Käyttäjä peruu käyttäjätunnuksen pois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 table:number-rows-repeated="13">
          <table:table-cell table:style-name="Default" table:number-columns-repeated="3"/>
          <table:table-cell table:number-columns-repeated="1021"/>
        </table:table-row>
        <table:table-row table:style-name="ro3" table:number-rows-repeated="1048139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ulukko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ulukko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5:49:54</meta:creation-date>
    <dc:date>2014-05-20T14:12:25</dc:date>
    <meta:editing-duration>PT7H26M22S</meta:editing-duration>
    <meta:editing-cycles>64</meta:editing-cycles>
    <meta:generator>LibreOffice/3.5$Linux_X86_64 LibreOffice_project/350m1$Build-2</meta:generator>
    <meta:print-date>2014-05-20T13:39:31</meta:print-date>
    <meta:document-statistic meta:table-count="3" meta:cell-count="805" meta:object-count="0"/>
  </office:meta>
</office:document-meta>
</file>